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81a4b"/>
    </style:style>
    <style:style style:name="P3" style:family="paragraph" style:parent-style-name="Standard">
      <style:paragraph-properties fo:text-align="justify" style:justify-single-word="false"/>
      <style:text-properties officeooo:rsid="0009ac19" officeooo:paragraph-rsid="0009ac19"/>
    </style:style>
    <style:style style:name="P4" style:family="paragraph" style:parent-style-name="Standard">
      <style:paragraph-properties fo:text-align="justify" style:justify-single-word="false"/>
      <style:text-properties officeooo:rsid="0009ac19" officeooo:paragraph-rsid="001c8d5e"/>
    </style:style>
    <style:style style:name="P5" style:family="paragraph" style:parent-style-name="Standard">
      <style:paragraph-properties fo:text-align="start" style:justify-single-word="false"/>
      <style:text-properties officeooo:rsid="0009ac19" officeooo:paragraph-rsid="0009ac19"/>
    </style:style>
    <style:style style:name="P6" style:family="paragraph" style:parent-style-name="Standard">
      <style:paragraph-properties fo:text-align="start" style:justify-single-word="false"/>
      <style:text-properties officeooo:rsid="000a1523" officeooo:paragraph-rsid="000a1523"/>
    </style:style>
    <style:style style:name="P7" style:family="paragraph" style:parent-style-name="Standard">
      <style:paragraph-properties fo:text-align="justify" style:justify-single-word="false"/>
      <style:text-properties officeooo:rsid="000a1523" officeooo:paragraph-rsid="000a1523"/>
    </style:style>
    <style:style style:name="P8" style:family="paragraph" style:parent-style-name="Standard">
      <style:paragraph-properties fo:text-align="justify" style:justify-single-word="false"/>
      <style:text-properties officeooo:rsid="001cecff" officeooo:paragraph-rsid="001cecff"/>
    </style:style>
    <style:style style:name="P9" style:family="paragraph" style:parent-style-name="Standard">
      <style:paragraph-properties fo:text-align="justify" style:justify-single-word="false"/>
      <style:text-properties officeooo:rsid="001c8d5e" officeooo:paragraph-rsid="001c8d5e"/>
    </style:style>
    <style:style style:name="P10" style:family="paragraph" style:parent-style-name="Standard">
      <style:paragraph-properties fo:text-align="justify" style:justify-single-word="false"/>
      <style:text-properties officeooo:paragraph-rsid="00181a4b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afd095" loext:char-shading-value="0"/>
    </style:style>
    <style:style style:name="T3" style:family="text">
      <style:text-properties fo:background-color="#5983b0" loext:char-shading-value="0"/>
    </style:style>
    <style:style style:name="T4" style:family="text">
      <style:text-properties fo:font-style="italic" style:text-underline-style="solid" style:text-underline-width="auto" style:text-underline-color="font-color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officeooo:rsid="001c8d5e"/>
    </style:style>
    <style:style style:name="T7" style:family="text">
      <style:text-properties officeooo:rsid="001f15c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Questão 1: </text:span><text:span text:style-name="T1">Quais são as semelhanças e as diferenças entre "Ola-add.c" e "a.out"? </text:span>Sabe-se que há algumas equivalências entre elementos de "Ola-add.c" e "a.out" pois são diferentes representações do mesmo algoritmo. <text:span text:style-name="T1">Apenas com a informação da captura de tela é possível mostrar algum elemento correspondente?</text:span> <text:span text:style-name="T3">No contexto do processador, como é possível saber se um arquivo pode ser executado?</text:span> <text:span text:style-name="T2">No contexto do computador, o que nos impede de executar "Ola-add.c"?</text:span> <text:span text:style-name="T1">No contexto do processador, "Ola-add.c" poderia ser executado?</text:span> Elabore sobre isso em sua resposta.<text:line-break/></text:p>
      <text:p text:style-name="P4">“Ola-add.c” é o código-fonte que um compilador utilizou para gerar o binário executável “a.out”, <text:span text:style-name="T6">ou seja, eles são equivalentes, porém “Ola-add.c” é um arquivo de texto-plano e “a.out” é um arquivo em linguagem de máquina</text:span>.</text:p>
      <text:p text:style-name="P4"/>
      <text:p text:style-name="P4">Não é possível apontar elementos correspon<text:span text:style-name="T6">dent</text:span>es apenas com a captura de tela, <text:span text:style-name="T6">pois mesmo que a coluna à direita mostre os dados compilados traduzidos para algo mais próximo da linguagem humana, o texto não é compreensível ou de fácil apontamento para o código-fonte.</text:span></text:p>
      <text:p text:style-name="P4"/>
      <text:p text:style-name="P9">No contexto do processador, tudo é a mesma coisa; um processador entende dados como informações, isto é, não é distinguível uma fita de bits “executável” de uma “não executável”.</text:p>
      <text:p text:style-name="P8"/>
      <text:p text:style-name="P8">O sistema operacional nos impede de executar “Ola-add.c”, porque “Ola-add.c” não tem extensão de um arquivo executável e por não ser possível validar os metadados de seu cabeçalho, até porque ele não tem um.</text:p>
      <text:p text:style-name="P8"/>
      <text:p text:style-name="P8">No contexto do processador, “Ola-add.c” poderia sim ser executado.</text:p>
      <text:p text:style-name="P3"/>
      <text:p text:style-name="P3"/>
      <text:p text:style-name="P5"><text:span text:style-name="Strong_20_Emphasis">Questão 2: </text:span><text:span text:style-name="T1">Que partes desses arquivos correspondem à função "main" de "Ola-add.c"? </text:span>(copie e cole as linhas dos respectivos arquivos, indicando a que arquivo pertencem e explique como você chegou a essa correspondência). Arquivos: Ola-add.s e Ola-add.dump<text:line-break/></text:p>
      <text:p text:style-name="P6">A seguinte parte de “Ola-add.s” corresponde à função “main” de “Ola-add.c”:</text:p>
      <text:p text:style-name="P6">main:</text:p>
      <text:p text:style-name="P6">.LFB6:</text:p>
      <text:p text:style-name="P6"><text:tab/>.cfi_startproc</text:p>
      <text:p text:style-name="P6"><text:tab/>endbr64</text:p>
      <text:p text:style-name="P6"><text:tab/>pushq<text:tab/>%rbp</text:p>
      <text:p text:style-name="P6"><text:tab/>.cfi_def_cfa_offset 16</text:p>
      <text:p text:style-name="P6"><text:tab/>.cfi_offset 6, -16</text:p>
      <text:p text:style-name="P6"><text:tab/>movq<text:tab/>%rsp, %rbp</text:p>
      <text:p text:style-name="P6"><text:tab/>.cfi_def_cfa_register 6</text:p>
      <text:p text:style-name="P6"><text:tab/>movl<text:tab/>$32, -12(%rbp)</text:p>
      <text:p text:style-name="P6"><text:tab/>movl<text:tab/>$-4, -8(%rbp)</text:p>
      <text:p text:style-name="P6"><text:tab/>movl<text:tab/>-12(%rbp), %eax</text:p>
      <text:p text:style-name="P6"><text:tab/>subl<text:tab/>-8(%rbp), %eax</text:p>
      <text:p text:style-name="P6"><text:tab/>movl<text:tab/>%eax, -4(%rbp)</text:p>
      <text:p text:style-name="P6"><text:tab/>nop</text:p>
      <text:p text:style-name="P6"><text:tab/>popq<text:tab/>%rbp</text:p>
      <text:p text:style-name="P6"><text:tab/>.cfi_def_cfa 7, 8</text:p>
      <text:p text:style-name="P6"><text:tab/>ret</text:p>
      <text:p text:style-name="P6"><text:tab/>.cfi_endproc</text:p>
      <text:p text:style-name="P6"/>
      <text:p text:style-name="P6">A próxima parte de “Ola-add.dump” corresponde à função “main” de “Ola-add.c”:</text:p>
      <text:p text:style-name="P6"><text:tab/>0000000000001129 &lt;main&gt;:</text:p>
      <text:p text:style-name="P6"><text:soft-page-break/><text:s text:c="4"/>1129:<text:tab/>f3 0f 1e fa <text:s text:c="9"/><text:tab/>endbr64 </text:p>
      <text:p text:style-name="P6"><text:s text:c="4"/>112d:<text:tab/>55 <text:s text:c="18"/><text:tab/>push <text:s text:c="2"/>%rbp</text:p>
      <text:p text:style-name="P6"><text:s text:c="4"/>112e:<text:tab/>48 89 e5 <text:s text:c="12"/><text:tab/>mov <text:s text:c="3"/>%rsp,%rbp</text:p>
      <text:p text:style-name="P6"><text:s text:c="4"/>1131:<text:tab/>c7 45 f4 20 00 00 00 <text:tab/>movl <text:s text:c="2"/>$0x20,-0xc(%rbp)</text:p>
      <text:p text:style-name="P6"><text:s text:c="4"/>1138:<text:tab/>c7 45 f8 fc ff ff ff <text:tab/>movl <text:s text:c="2"/>$0xfffffffc,-0x8(%rbp)</text:p>
      <text:p text:style-name="P6"><text:s text:c="4"/>113f:<text:tab/>8b 45 f4 <text:s text:c="12"/><text:tab/>mov <text:s text:c="3"/>-0xc(%rbp),%eax</text:p>
      <text:p text:style-name="P6"><text:s text:c="4"/>1142:<text:tab/>2b 45 f8 <text:s text:c="12"/><text:tab/>sub <text:s text:c="3"/>-0x8(%rbp),%eax</text:p>
      <text:p text:style-name="P6"><text:s text:c="4"/>1145:<text:tab/>89 45 fc <text:s text:c="12"/><text:tab/>mov <text:s text:c="3"/>%eax,-0x4(%rbp)</text:p>
      <text:p text:style-name="P6"><text:s text:c="4"/>1148:<text:tab/>90 <text:s text:c="18"/><text:tab/>nop</text:p>
      <text:p text:style-name="P6"><text:s text:c="4"/>1149:<text:tab/>5d <text:s text:c="18"/><text:tab/>pop <text:s text:c="3"/>%rbp</text:p>
      <text:p text:style-name="P6"><text:s text:c="4"/>114a:<text:tab/>c3 <text:s text:c="18"/><text:tab/>ret <text:s text:c="3"/></text:p>
      <text:p text:style-name="P6"/>
      <text:p text:style-name="P6">Eu cheguei nessa conclusão pela comparação dos “nomes das seções”: “<text:span text:style-name="T5">main:</text:span>” em “Ola-add.s”, e “<text:span text:style-name="T5">0000000000001129 &lt;main&gt;:</text:span>” em “Ola-add.dump”. É <text:span text:style-name="T7">possível ver que os nomes acompanham o nome original do função “main” escrita em C.</text:span></text:p>
      <text:p text:style-name="P6"/>
      <text:p text:style-name="P7"><text:span text:style-name="Strong_20_Emphasis">Questão 3:</text:span> <text:span text:style-name="T1">Que correspondências há entre a saída de "objdump" </text:span>, <text:span text:style-name="T1">o enunciado do EP1</text:span> (seções: 3, 4, 5 e 7) <text:span text:style-name="T1">e o IAS</text:span> (figuras 1.6, 1.7, Tabela 1.1) </text:p>
      <text:p text:style-name="P7"/>
      <text:p text:style-name="P2"><text:s/><text:bookmark text:name="yui_3_17_2_1_1680570191121_1225"/>As correspondências são que: na saída de “objdump”, possuímos os conceitos de endereços, palavras, códigos de instrução e quais peças no hardware estão sendo usadas para o programa escrito originalmente em C executar corretamente. </text:p>
      <text:p text:style-name="P11">Para isso, é importante exemplificar, logo, usaremos o bloco de “Ola-add.dump” que foi colocado na questão anterior: </text:p>
      <text:list text:style-name="L1">
        <text:list-item>
          <text:p text:style-name="P12">Primeiro o programa começa na posição 0x1129 com a instrução <text:span text:style-name="T4">endbr64</text:span></text:p>
        </text:list-item>
        <text:list-item>
          <text:p text:style-name="P12">Depois vem <text:span text:style-name="T4">push</text:span> na posição 0x112d, que coloca dados no topo da pilha, </text:p>
        </text:list-item>
        <text:list-item>
          <text:p text:style-name="P12">E então <text:span text:style-name="T4">mov</text:span> na posição 0x112e, que move os dados do registrados em %rbp para %rsp</text:p>
        </text:list-item>
      </text:list>
      <text:p text:style-name="P11">Neste pequeno trecho de código assembly, é possível verificar os comandos e suas traduções em hexadecimal, que chegarão para o processador em binário. Também é possível ver o endereço do primeiro bit de cada palavra – a primeira palavra tem 4 bytes. Por fim, a linguagem de montagem, como mostrado no item 3, utiliza os registradores para armazenar dados temporariamente, assim como era no IAS.</text:p>
      <text:p text:style-name="Text_20_body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5:30:46.650536706</meta:creation-date>
    <dc:date>2023-04-03T22:03:16.972655126</dc:date>
    <meta:editing-duration>PT5H56M10S</meta:editing-duration>
    <meta:editing-cycles>20</meta:editing-cycles>
    <meta:generator>LibreOffice/7.4.6.2$Linux_X86_64 LibreOffice_project/40$Build-2</meta:generator>
    <meta:document-statistic meta:table-count="0" meta:image-count="0" meta:object-count="0" meta:page-count="2" meta:paragraph-count="48" meta:word-count="619" meta:character-count="4069" meta:non-whitespace-character-count="3265"/>
  </office:meta>
</office:document-meta>
</file>